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E0000019ED6F134B19285BF05.png" manifest:media-type="image/png"/>
  <manifest:file-entry manifest:full-path="Pictures/1000000100000202000000CC49AA90FF779D6055.png" manifest:media-type="image/png"/>
  <manifest:file-entry manifest:full-path="Pictures/10001BA40000F0F000005FA04D988C4C7FD092BE.pdf" manifest:media-type="application/pdf"/>
  <manifest:file-entry manifest:full-path="Pictures/10002573000132900000C2108E69C631D8FBEDE5.pdf" manifest:media-type="application/pdf"/>
  <manifest:file-entry manifest:full-path="Pictures/10000000000002BC0000012C0E4DFCD1603C83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Long_20_Dash" svg:stroke-width="0.081cm" svg:stroke-color="#000000" draw:marker-start-width="0.321cm" draw:marker-end-width="0.321cm" svg:stroke-linecap="butt" draw:fill="none" draw:textarea-horizontal-align="justify" draw:textarea-vertical-align="middle" draw:auto-grow-height="false" fo:min-height="8.32cm" fo:min-width="6.71cm" fo:padding-top="0.165cm" fo:padding-bottom="0.165cm" fo:padding-left="0.29cm" fo:padding-right="0.29cm" fo:wrap-option="wrap"/>
    </style:style>
    <style:style style:name="gr4"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solid" draw:fill-color="#0000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559cm" svg:height="6.667cm" svg:x="13.151cm" svg:y="3.857cm">
          <draw:image xlink:href="Pictures/10000000000002BC0000012C0E4DFCD1603C832C.png" xlink:type="simple" xlink:show="embed" xlink:actuate="onLoad" draw:mime-type="image/png">
            <text:p/>
          </draw:image>
        </draw:frame>
        <draw:frame draw:style-name="gr2" draw:text-style-name="P2" draw:layer="layout" svg:width="8.128cm" svg:height="3.099cm" svg:x="2.762cm" svg:y="3.298cm">
          <draw:image xlink:href="Pictures/10001BA40000F0F000005FA04D988C4C7FD092BE.pdf" xlink:type="simple" xlink:show="embed" xlink:actuate="onLoad" draw:mime-type="application/pdf">
            <text:p/>
          </draw:image>
          <draw:image xlink:href="Pictures/1000000100000202000000CC49AA90FF779D6055.png" xlink:type="simple" xlink:show="embed" xlink:actuate="onLoad" draw:mime-type="image/png"/>
        </draw:frame>
        <draw:custom-shape draw:style-name="gr3" draw:text-style-name="P1" draw:layer="layout" svg:width="11.16cm" svg:height="13.335cm" svg:x="1cm" svg:y="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svg:title>TexMaths</svg:title>
          <svg:desc>60§display§=§svg§600§FALSE§</svg:desc>
          <draw:path draw:style-name="gr4" draw:text-style-name="P3" draw:layer="layout" svg:width="1.296cm" svg:height="0.547cm" svg:x="12.466cm" svg:y="7.119cm" svg:viewBox="0 0 1297 548" svg:d="M652 548c-218 0-435 0-652 0 0-182 0-365 0-548 432 0 865 0 1297 0 0 183 0 366 0 548-215 0-430 0-645 0z">
            <text:p/>
          </draw:path>
          <draw:path draw:style-name="gr5" draw:text-style-name="P4" draw:layer="layout" svg:width="1.392cm" svg:height="0.488cm" svg:x="12.478cm" svg:y="7.011cm" svg:viewBox="0 0 1393 489" svg:d="M1321 83c30 0 72 0 72-41 0-42-42-42-72-42-418 0-837 0-1255 0-30 0-66 0-66 42 0 41 36 41 72 41 416 0 833 0 1249 0zM1321 489c30 0 72 0 72-42s-42-42-72-42c-416 0-833 0-1249 0-36 0-72 0-72 42s36 42 66 42c418 0 837 0 1255 0z">
            <text:p/>
          </draw:path>
        </draw:g>
        <draw:g>
          <svg:title>TexMaths</svg:title>
          <svg:desc>32§display§\mathcal E§svg§600§FALSE§</svg:desc>
          <draw:path draw:style-name="gr4" draw:text-style-name="P3" draw:layer="layout" svg:width="0.518cm" svg:height="0.7cm" svg:x="20.619cm" svg:y="5.833cm" svg:viewBox="0 0 519 701" svg:d="M0 0c173 0 346 0 519 0 0 234 0 467 0 701-173 0-346 0-519 0 0-234 0-467 0-701z">
            <text:p/>
          </draw:path>
          <draw:path draw:style-name="gr5" draw:text-style-name="P4" draw:layer="layout" svg:width="0.601cm" svg:height="0.815cm" svg:x="20.593cm" svg:y="5.775cm" svg:viewBox="0 0 602 816" svg:d="M237 384c-224 122-237 266-237 294 0 84 83 138 189 138 189 0 339-176 339-202 0-6-6-6-12-6-13 0-58 13-84 48-22 32-70 99-169 99-80 0-167-41-167-128 0-54 61-221 240-227 51 0 90-42 90-54 0-7-3-7-10-7-160-6-189-83-189-128 0-25 16-150 173-150 23 0 106 3 106 64 0 16-10 32-13 38-3 3-6 10-6 13 0 10 9 10 13 10 32 0 102-45 102-109 0-67-77-77-128-77-154 0-343 122-343 259 0 64 52 106 106 125z">
            <text:p/>
          </draw:path>
        </draw:g>
        <draw:frame draw:style-name="gr2" draw:text-style-name="P2" draw:layer="layout" svg:width="6.731cm" svg:height="4.191cm" svg:x="2.514cm" svg:y="7.409cm">
          <draw:image xlink:href="Pictures/10002573000132900000C2108E69C631D8FBEDE5.pdf" xlink:type="simple" xlink:show="embed" xlink:actuate="onLoad" draw:mime-type="application/pdf">
            <text:p/>
          </draw:image>
          <draw:image xlink:href="Pictures/100000010000028E0000019ED6F134B19285BF05.png" xlink:type="simple" xlink:show="embed" xlink:actuate="onLoad" draw:mime-type="image/png"/>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ar" style:country-complex="SA"/>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3.02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05T10:13:59.768702323</meta:creation-date>
    <dc:date>2023-11-04T15:02:03.151699028</dc:date>
    <meta:editing-duration>PT22H15M27S</meta:editing-duration>
    <meta:editing-cycles>4</meta:editing-cycles>
    <meta:generator>LibreOffice/7.3.7.2$Linux_X86_64 LibreOffice_project/30$Build-2</meta:generator>
    <meta:document-statistic meta:object-count="10"/>
  </office:meta>
</office:document-meta>
</file>